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" style:font-name-complex="Lohit Devanagari"/>
    </style:style>
    <style:style style:name="gr1" style:family="graphic">
      <style:graphic-properties draw:ole-draw-aspect="1"/>
    </style:style>
    <style:style style:name="gr2" style:family="graphic">
      <style:graphic-properties draw:ole-draw-aspect="1" style:protect="position size"/>
    </style:style>
  </office:automatic-styles>
  <office:body>
    <office:spreadsheet>
      <table:table table:name="Foglio1" table:style-name="ta1" table:print="false">
        <table:shapes>
          <draw:frame draw:z-index="0" draw:style-name="gr1" svg:width="15.999cm" svg:height="8.999cm" svg:x="15.902cm" svg:y="0cm">
            <draw:object draw:notify-on-update-of-ranges="Foglio1.A2:Foglio1.A4 Foglio1.B1:Foglio1.B1 Foglio1.B2:Foglio1.B4 Foglio1.C1:Foglio1.C1 Foglio1.C2:Foglio1.C4 Foglio1.D1:Foglio1.D1 Foglio1.D2:Foglio1.D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userver</text:p>
          </table:table-cell>
          <table:table-cell office:value-type="string">
            <text:p>gwan</text:p>
          </table:table-cell>
          <table:table-cell office:value-type="string">
            <text:p>nginx</text:p>
          </table:table-cell>
        </table:table-row>
        <table:table-row table:style-name="ro1">
          <table:table-cell office:value-type="string">
            <text:p>100.html</text:p>
          </table:table-cell>
          <table:table-cell office:value-type="float" office:value="2015444">
            <text:p>2015444</text:p>
          </table:table-cell>
          <table:table-cell office:value-type="float" office:value="1882388">
            <text:p>1882388</text:p>
          </table:table-cell>
          <table:table-cell office:value-type="float" office:value="1920401">
            <text:p>1920401</text:p>
          </table:table-cell>
        </table:table-row>
        <table:table-row table:style-name="ro1">
          <table:table-cell office:value-type="string">
            <text:p>1000.html</text:p>
          </table:table-cell>
          <table:table-cell office:value-type="float" office:value="1977451">
            <text:p>1977451</text:p>
          </table:table-cell>
          <table:table-cell office:value-type="float" office:value="1857286">
            <text:p>1857286</text:p>
          </table:table-cell>
          <table:table-cell office:value-type="float" office:value="938607">
            <text:p>938607</text:p>
          </table:table-cell>
        </table:table-row>
        <table:table-row table:style-name="ro1">
          <table:table-cell office:value-type="string">
            <text:p>Hello {name}</text:p>
          </table:table-cell>
          <table:table-cell office:value-type="float" office:value="2166529">
            <text:p>2166529</text:p>
          </table:table-cell>
          <table:table-cell office:value-type="float" office:value="1823261">
            <text:p>1823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ebSocketMain.swf</text:p>
          </table:table-cell>
          <table:table-cell office:value-type="float" office:value="7973">
            <text:p>7973</text:p>
          </table:table-cell>
          <table:table-cell office:value-type="float" office:value="6193">
            <text:p>6193</text:p>
          </table:table-cell>
          <table:table-cell office:value-type="float" office:value="4596">
            <text:p>4596</text:p>
          </table:table-cell>
        </table:table-row>
        <table:table-row table:style-name="ro1" table:number-rows-repeated="14">
          <table:table-cell table:number-columns-repeated="4"/>
        </table:table-row>
        <table:table-row table:style-name="ro1">
          <table:table-cell>
            <draw:frame table:end-cell-address="Foglio1.H41" table:end-x="0.193cm" table:end-y="0.034cm" draw:z-index="1" draw:style-name="gr2" svg:width="15.999cm" svg:height="8.999cm" svg:x="0cm" svg:y="0.482cm">
              <draw:object draw:notify-on-update-of-ranges="Foglio1.A5:Foglio1.A5 Foglio1.B1:Foglio1.B1 Foglio1.B5:Foglio1.B5 Foglio1.C1:Foglio1.C1 Foglio1.C5:Foglio1.C5 Foglio1.D1:Foglio1.D1 Foglio1.D5:Foglio1.D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3"/>
        </table:table-row>
      </table:table>
      <table:table table:name="Foglio2" table:style-name="ta1" table:print="false">
        <table:shapes>
          <draw:frame draw:z-index="0" draw:style-name="gr1" svg:width="16.002cm" svg:height="8.997cm" svg:x="15.773cm" svg:y="0cm">
            <draw:object draw:notify-on-update-of-ranges="Foglio2.A2:Foglio2.A4 Foglio2.B1:Foglio2.B1 Foglio2.B2:Foglio2.B4 Foglio2.C1:Foglio2.C1 Foglio2.C2:Foglio2.C4 Foglio2.D1:Foglio2.D1 Foglio2.D2:Foglio2.D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2" svg:width="15.999cm" svg:height="8.999cm" svg:x="0cm" svg:y="8.375cm">
            <draw:object draw:notify-on-update-of-ranges="Foglio2.A5:Foglio2.A5 Foglio1.B1:Foglio1.B1 Foglio2.B5:Foglio2.B5 Foglio1.C1:Foglio1.C1 Foglio2.C5:Foglio2.C5 Foglio1.D1:Foglio1.D1 Foglio2.D5:Foglio2.D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userver</text:p>
          </table:table-cell>
          <table:table-cell office:value-type="string">
            <text:p>gwan</text:p>
          </table:table-cell>
          <table:table-cell office:value-type="string">
            <text:p>nginx</text:p>
          </table:table-cell>
        </table:table-row>
        <table:table-row table:style-name="ro1">
          <table:table-cell office:value-type="string">
            <text:p>100.html</text:p>
          </table:table-cell>
          <table:table-cell office:value-type="float" office:value="696770">
            <text:p>696770</text:p>
          </table:table-cell>
          <table:table-cell office:value-type="float" office:value="404024">
            <text:p>404024</text:p>
          </table:table-cell>
          <table:table-cell office:value-type="float" office:value="710446">
            <text:p>710446</text:p>
          </table:table-cell>
        </table:table-row>
        <table:table-row table:style-name="ro1">
          <table:table-cell office:value-type="string">
            <text:p>1000.html</text:p>
          </table:table-cell>
          <table:table-cell office:value-type="float" office:value="690780">
            <text:p>690780</text:p>
          </table:table-cell>
          <table:table-cell office:value-type="float" office:value="414486">
            <text:p>414486</text:p>
          </table:table-cell>
          <table:table-cell office:value-type="float" office:value="683306">
            <text:p>683306</text:p>
          </table:table-cell>
        </table:table-row>
        <table:table-row table:style-name="ro1">
          <table:table-cell office:value-type="string">
            <text:p>Hello {name}</text:p>
          </table:table-cell>
          <table:table-cell office:value-type="float" office:value="710233">
            <text:p>710233</text:p>
          </table:table-cell>
          <table:table-cell office:value-type="float" office:value="430770">
            <text:p>43077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WebSocketMain.swf</text:p>
          </table:table-cell>
          <table:table-cell office:value-type="float" office:value="6915">
            <text:p>6915</text:p>
          </table:table-cell>
          <table:table-cell office:value-type="float" office:value="0">
            <text:p>0</text:p>
          </table:table-cell>
          <table:table-cell office:value-type="float" office:value="5114">
            <text:p>5114</text:p>
          </table:table-cell>
        </table:table-row>
      </table:table>
      <table:table table:name="Foglio3" table:style-name="ta1" table:print="false">
        <table:shapes>
          <draw:frame draw:z-index="0" draw:style-name="gr1" svg:width="15.999cm" svg:height="8.999cm" svg:x="15.418cm" svg:y="0cm">
            <draw:object draw:notify-on-update-of-ranges="Foglio3.A2:Foglio3.A4 Foglio3.B1:Foglio3.B1 Foglio3.B2:Foglio3.B4 Foglio3.C1:Foglio3.C1 Foglio3.C2:Foglio3.C4 Foglio3.D1:Foglio3.D1 Foglio3.D2:Foglio3.D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5.999cm" svg:height="8.999cm" svg:x="0.084cm" svg:y="9.027cm">
            <draw:object draw:notify-on-update-of-ranges="Foglio3.A5:Foglio3.A5 Foglio3.B1:Foglio3.B1 Foglio3.B5:Foglio3.B5 Foglio3.C1:Foglio3.C1 Foglio3.C5:Foglio3.C5 Foglio3.D1:Foglio3.D1 Foglio3.D5:Foglio3.D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userver</text:p>
          </table:table-cell>
          <table:table-cell office:value-type="string">
            <text:p>gwan</text:p>
          </table:table-cell>
          <table:table-cell office:value-type="string">
            <text:p>nginx</text:p>
          </table:table-cell>
        </table:table-row>
        <table:table-row table:style-name="ro1">
          <table:table-cell office:value-type="string">
            <text:p>100.html</text:p>
          </table:table-cell>
          <table:table-cell office:value-type="float" office:value="2130163">
            <text:p>2130163</text:p>
          </table:table-cell>
          <table:table-cell office:value-type="float" office:value="2011717">
            <text:p>2011717</text:p>
          </table:table-cell>
          <table:table-cell office:value-type="float" office:value="1514653">
            <text:p>1514653</text:p>
          </table:table-cell>
        </table:table-row>
        <table:table-row table:style-name="ro1">
          <table:table-cell office:value-type="string">
            <text:p>1000.html</text:p>
          </table:table-cell>
          <table:table-cell office:value-type="float" office:value="2112285">
            <text:p>2112285</text:p>
          </table:table-cell>
          <table:table-cell office:value-type="float" office:value="1965604">
            <text:p>1965604</text:p>
          </table:table-cell>
          <table:table-cell office:value-type="float" office:value="1513517">
            <text:p>1513517</text:p>
          </table:table-cell>
        </table:table-row>
        <table:table-row table:style-name="ro1">
          <table:table-cell office:value-type="string">
            <text:p>Hello {name}</text:p>
          </table:table-cell>
          <table:table-cell office:value-type="float" office:value="741842">
            <text:p>741842</text:p>
          </table:table-cell>
          <table:table-cell office:value-type="float" office:value="584934">
            <text:p>5849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ebSocketMain.swf</text:p>
          </table:table-cell>
          <table:table-cell office:value-type="float" office:value="741842">
            <text:p>741842</text:p>
          </table:table-cell>
          <table:table-cell office:value-type="float" office:value="213331">
            <text:p>213331</text:p>
          </table:table-cell>
          <table:table-cell office:value-type="float" office:value="652644">
            <text:p>652644</text:p>
          </table:table-cell>
        </table:table-row>
      </table:table>
      <table:table table:name="Foglio4" table:style-name="ta1" table:print="false">
        <table:shapes>
          <draw:frame draw:z-index="0" draw:style-name="gr1" svg:width="16.002cm" svg:height="8.997cm" svg:x="15.702cm" svg:y="0.197cm">
            <draw:object draw:notify-on-update-of-ranges="Foglio4.A2:Foglio4.A4 Foglio4.B1:Foglio4.B1 Foglio4.B2:Foglio4.B4 Foglio4.C1:Foglio4.C1 Foglio4.C2:Foglio4.C4 Foglio4.D1:Foglio4.D1 Foglio4.D2:Foglio4.D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15.999cm" svg:height="8.999cm" svg:x="0cm" svg:y="8.375cm">
            <draw:object draw:notify-on-update-of-ranges="Foglio2.A5:Foglio2.A5 Foglio1.B1:Foglio1.B1 Foglio4.B5:Foglio4.B5 Foglio1.C1:Foglio1.C1 Foglio4.C5:Foglio4.C5 Foglio1.D1:Foglio1.D1 Foglio4.D5:Foglio4.D5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userver</text:p>
          </table:table-cell>
          <table:table-cell office:value-type="string">
            <text:p>gwan</text:p>
          </table:table-cell>
          <table:table-cell office:value-type="string">
            <text:p>nginx</text:p>
          </table:table-cell>
        </table:table-row>
        <table:table-row table:style-name="ro1">
          <table:table-cell office:value-type="string">
            <text:p>100.html</text:p>
          </table:table-cell>
          <table:table-cell office:value-type="float" office:value="830493">
            <text:p>830493</text:p>
          </table:table-cell>
          <table:table-cell office:value-type="float" office:value="615798">
            <text:p>615798</text:p>
          </table:table-cell>
          <table:table-cell office:value-type="float" office:value="634821">
            <text:p>634821</text:p>
          </table:table-cell>
        </table:table-row>
        <table:table-row table:style-name="ro1">
          <table:table-cell office:value-type="string">
            <text:p>1000.html</text:p>
          </table:table-cell>
          <table:table-cell office:value-type="float" office:value="828837">
            <text:p>828837</text:p>
          </table:table-cell>
          <table:table-cell office:value-type="float" office:value="614002">
            <text:p>614002</text:p>
          </table:table-cell>
          <table:table-cell office:value-type="float" office:value="619080">
            <text:p>619080</text:p>
          </table:table-cell>
        </table:table-row>
        <table:table-row table:style-name="ro1">
          <table:table-cell office:value-type="string">
            <text:p>Hello {name}</text:p>
          </table:table-cell>
          <table:table-cell office:value-type="float" office:value="839392">
            <text:p>8393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WebSocketMain.swf</text:p>
          </table:table-cell>
          <table:table-cell office:value-type="float" office:value="468564">
            <text:p>468564</text:p>
          </table:table-cell>
          <table:table-cell office:value-type="float" office:value="162614">
            <text:p>162614</text:p>
          </table:table-cell>
          <table:table-cell office:value-type="float" office:value="380048">
            <text:p>38004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 Condensed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7">17/10/2011</text:date>, <text:time>14.27.1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ot </meta:initial-creator>
    <meta:creation-date>2011-08-10T18:59:13</meta:creation-date>
    <dc:date>2011-10-17T14:27:11</dc:date>
    <dc:creator>root </dc:creator>
    <meta:editing-duration>PT6H4M26S</meta:editing-duration>
    <meta:editing-cycles>39</meta:editing-cycles>
    <meta:generator>LibreOffice/3.3$Unix LibreOffice_project/330m19$Build-301</meta:generator>
    <meta:document-statistic meta:table-count="4" meta:cell-count="76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94cm" svg:y="0.316cm" chart:style-name="ch2">
          <text:p>Networking - KeepAlive</text:p>
        </chart:title>
        <chart:subtitle svg:x="3.677cm" svg:y="1.275cm" chart:style-name="ch3">
          <text:p>average request for second - concurrency (1-1000)</text:p>
        </chart:subtitle>
        <chart:legend chart:legend-position="end" svg:x="14.106cm" svg:y="3.755cm" chart:style-name="ch4"/>
        <chart:plot-area chart:style-name="ch5" table:cell-range-address="Foglio1.A1:Foglio1.D4" chart:data-source-has-labels="both" svg:x="0.77cm" svg:y="2.318cm" svg:width="12.696cm" svg:height="6.082cm">
          <chartooo:coordinate-region svg:x="2.317cm" svg:y="2.517cm" svg:width="11.149cm" svg:height="5.236cm"/>
          <chart:axis chart:dimension="x" chart:name="primary-x" chart:style-name="ch6">
            <chart:categories table:cell-range-address="Foglio1.A2:Foglio1.A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oglio1.B2:Foglio1.B4" chart:label-cell-address="Foglio1.B1:Foglio1.B1" chart:class="chart:bar">
            <chart:data-point chart:repeated="3"/>
          </chart:series>
          <chart:series chart:style-name="ch10" chart:values-cell-range-address="Foglio1.C2:Foglio1.C4" chart:label-cell-address="Foglio1.C1:Foglio1.C1" chart:class="chart:bar">
            <chart:data-point chart:repeated="3"/>
          </chart:series>
          <chart:series chart:style-name="ch11" chart:values-cell-range-address="Foglio1.D2:Foglio1.D4" chart:label-cell-address="Foglio1.D1:Foglio1.D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ver</text:p>
                <draw:g>
                  <svg:desc>Foglio1.B1:Foglio1.B1</svg:desc>
                </draw:g>
              </table:table-cell>
              <table:table-cell office:value-type="string">
                <text:p>gwan</text:p>
                <draw:g>
                  <svg:desc>Foglio1.C1:Foglio1.C1</svg:desc>
                </draw:g>
              </table:table-cell>
              <table:table-cell office:value-type="string">
                <text:p>nginx</text:p>
                <draw:g>
                  <svg:desc>Foglio1.D1:Foglio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.html</text:p>
                <draw:g>
                  <svg:desc>Foglio1.A2:Foglio1.A4</svg:desc>
                </draw:g>
              </table:table-cell>
              <table:table-cell office:value-type="float" office:value="2015444">
                <text:p>2015444</text:p>
                <draw:g>
                  <svg:desc>Foglio1.B2:Foglio1.B4</svg:desc>
                </draw:g>
              </table:table-cell>
              <table:table-cell office:value-type="float" office:value="1882388">
                <text:p>1882388</text:p>
                <draw:g>
                  <svg:desc>Foglio1.C2:Foglio1.C4</svg:desc>
                </draw:g>
              </table:table-cell>
              <table:table-cell office:value-type="float" office:value="1920401">
                <text:p>1920401</text:p>
                <draw:g>
                  <svg:desc>Foglio1.D2:Foglio1.D4</svg:desc>
                </draw:g>
              </table:table-cell>
            </table:table-row>
            <table:table-row>
              <table:table-cell office:value-type="string">
                <text:p>1000.html</text:p>
              </table:table-cell>
              <table:table-cell office:value-type="float" office:value="1977451">
                <text:p>1977451</text:p>
              </table:table-cell>
              <table:table-cell office:value-type="float" office:value="1857286">
                <text:p>1857286</text:p>
              </table:table-cell>
              <table:table-cell office:value-type="float" office:value="938607">
                <text:p>938607</text:p>
              </table:table-cell>
            </table:table-row>
            <table:table-row>
              <table:table-cell office:value-type="string">
                <text:p>Hello {name}</text:p>
              </table:table-cell>
              <table:table-cell office:value-type="float" office:value="2166529">
                <text:p>2166529</text:p>
              </table:table-cell>
              <table:table-cell office:value-type="float" office:value="1823261">
                <text:p>182326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8.998cm" xlink:href=".." xlink:type="simple" chart:class="chart:bar" chart:style-name="ch1">
        <chart:title svg:x="5.365cm" svg:y="0.315cm" chart:style-name="ch2">
          <text:p>Networking - No KeepAlive</text:p>
        </chart:title>
        <chart:subtitle svg:x="3.552cm" svg:y="1.273cm" chart:style-name="ch3">
          <text:p>average request for second - concurrency (1-1000)</text:p>
        </chart:subtitle>
        <chart:legend chart:legend-position="end" svg:x="14.109cm" svg:y="3.754cm" chart:style-name="ch4"/>
        <chart:plot-area chart:style-name="ch5" table:cell-range-address="Foglio2.A1:Foglio2.D4" chart:data-source-has-labels="both" svg:x="0.768cm" svg:y="2.312cm" svg:width="12.695cm" svg:height="6.081cm">
          <chartooo:coordinate-region svg:x="2.13cm" svg:y="2.511cm" svg:width="11.333cm" svg:height="5.235cm"/>
          <chart:axis chart:dimension="x" chart:name="primary-x" chart:style-name="ch6">
            <chart:categories table:cell-range-address="Foglio2.A2:Foglio2.A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oglio2.B2:Foglio2.B4" chart:label-cell-address="Foglio2.B1:Foglio2.B1" chart:class="chart:bar">
            <chart:data-point chart:repeated="3"/>
          </chart:series>
          <chart:series chart:style-name="ch10" chart:values-cell-range-address="Foglio2.C2:Foglio2.C4" chart:label-cell-address="Foglio2.C1:Foglio2.C1" chart:class="chart:bar">
            <chart:data-point chart:repeated="3"/>
          </chart:series>
          <chart:series chart:style-name="ch11" chart:values-cell-range-address="Foglio2.D2:Foglio2.D4" chart:label-cell-address="Foglio2.D1:Foglio2.D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ver</text:p>
                <draw:g>
                  <svg:desc>Foglio2.B1:Foglio2.B1</svg:desc>
                </draw:g>
              </table:table-cell>
              <table:table-cell office:value-type="string">
                <text:p>gwan</text:p>
                <draw:g>
                  <svg:desc>Foglio2.C1:Foglio2.C1</svg:desc>
                </draw:g>
              </table:table-cell>
              <table:table-cell office:value-type="string">
                <text:p>nginx</text:p>
                <draw:g>
                  <svg:desc>Foglio2.D1:Foglio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.html</text:p>
                <draw:g>
                  <svg:desc>Foglio2.A2:Foglio2.A4</svg:desc>
                </draw:g>
              </table:table-cell>
              <table:table-cell office:value-type="float" office:value="696770">
                <text:p>696770</text:p>
                <draw:g>
                  <svg:desc>Foglio2.B2:Foglio2.B4</svg:desc>
                </draw:g>
              </table:table-cell>
              <table:table-cell office:value-type="float" office:value="404024">
                <text:p>404024</text:p>
                <draw:g>
                  <svg:desc>Foglio2.C2:Foglio2.C4</svg:desc>
                </draw:g>
              </table:table-cell>
              <table:table-cell office:value-type="float" office:value="710446">
                <text:p>710446</text:p>
                <draw:g>
                  <svg:desc>Foglio2.D2:Foglio2.D4</svg:desc>
                </draw:g>
              </table:table-cell>
            </table:table-row>
            <table:table-row>
              <table:table-cell office:value-type="string">
                <text:p>1000.html</text:p>
              </table:table-cell>
              <table:table-cell office:value-type="float" office:value="690780">
                <text:p>690780</text:p>
              </table:table-cell>
              <table:table-cell office:value-type="float" office:value="414486">
                <text:p>414486</text:p>
              </table:table-cell>
              <table:table-cell office:value-type="float" office:value="683306">
                <text:p>683306</text:p>
              </table:table-cell>
            </table:table-row>
            <table:table-row>
              <table:table-cell office:value-type="string">
                <text:p>Hello {name}</text:p>
              </table:table-cell>
              <table:table-cell office:value-type="float" office:value="710233">
                <text:p>710233</text:p>
              </table:table-cell>
              <table:table-cell office:value-type="float" office:value="430770">
                <text:p>43077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4cm" svg:y="0.316cm" chart:style-name="ch2">
          <text:p>Localhost - KeepAlive</text:p>
        </chart:title>
        <chart:subtitle svg:x="3.551cm" svg:y="1.275cm" chart:style-name="ch3">
          <text:p>average request for second - concurrency (1-1000)</text:p>
        </chart:subtitle>
        <chart:legend chart:legend-position="end" svg:x="14.106cm" svg:y="3.755cm" chart:style-name="ch4"/>
        <chart:plot-area chart:style-name="ch5" table:cell-range-address="Foglio3.A1:Foglio3.D4" chart:data-source-has-labels="both" svg:x="0.77cm" svg:y="2.318cm" svg:width="12.696cm" svg:height="6.082cm">
          <chartooo:coordinate-region svg:x="2.317cm" svg:y="2.517cm" svg:width="11.149cm" svg:height="5.236cm"/>
          <chart:axis chart:dimension="x" chart:name="primary-x" chart:style-name="ch6">
            <chart:categories table:cell-range-address="Foglio3.A2:Foglio3.A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oglio3.B2:Foglio3.B4" chart:label-cell-address="Foglio3.B1:Foglio3.B1" chart:class="chart:bar">
            <chart:data-point chart:repeated="3"/>
          </chart:series>
          <chart:series chart:style-name="ch10" chart:values-cell-range-address="Foglio3.C2:Foglio3.C4" chart:label-cell-address="Foglio3.C1:Foglio3.C1" chart:class="chart:bar">
            <chart:data-point chart:repeated="3"/>
          </chart:series>
          <chart:series chart:style-name="ch11" chart:values-cell-range-address="Foglio3.D2:Foglio3.D4" chart:label-cell-address="Foglio3.D1:Foglio3.D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ver</text:p>
                <draw:g>
                  <svg:desc>Foglio3.B1:Foglio3.B1</svg:desc>
                </draw:g>
              </table:table-cell>
              <table:table-cell office:value-type="string">
                <text:p>gwan</text:p>
                <draw:g>
                  <svg:desc>Foglio3.C1:Foglio3.C1</svg:desc>
                </draw:g>
              </table:table-cell>
              <table:table-cell office:value-type="string">
                <text:p>nginx</text:p>
                <draw:g>
                  <svg:desc>Foglio3.D1:Foglio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.html</text:p>
                <draw:g>
                  <svg:desc>Foglio3.A2:Foglio3.A4</svg:desc>
                </draw:g>
              </table:table-cell>
              <table:table-cell office:value-type="float" office:value="2130163">
                <text:p>2130163</text:p>
                <draw:g>
                  <svg:desc>Foglio3.B2:Foglio3.B4</svg:desc>
                </draw:g>
              </table:table-cell>
              <table:table-cell office:value-type="float" office:value="2011717">
                <text:p>2011717</text:p>
                <draw:g>
                  <svg:desc>Foglio3.C2:Foglio3.C4</svg:desc>
                </draw:g>
              </table:table-cell>
              <table:table-cell office:value-type="float" office:value="1514653">
                <text:p>1514653</text:p>
                <draw:g>
                  <svg:desc>Foglio3.D2:Foglio3.D4</svg:desc>
                </draw:g>
              </table:table-cell>
            </table:table-row>
            <table:table-row>
              <table:table-cell office:value-type="string">
                <text:p>1000.html</text:p>
              </table:table-cell>
              <table:table-cell office:value-type="float" office:value="2112285">
                <text:p>2112285</text:p>
              </table:table-cell>
              <table:table-cell office:value-type="float" office:value="1965604">
                <text:p>1965604</text:p>
              </table:table-cell>
              <table:table-cell office:value-type="float" office:value="1513517">
                <text:p>1513517</text:p>
              </table:table-cell>
            </table:table-row>
            <table:table-row>
              <table:table-cell office:value-type="string">
                <text:p>Hello {name}</text:p>
              </table:table-cell>
              <table:table-cell office:value-type="float" office:value="741842">
                <text:p>741842</text:p>
              </table:table-cell>
              <table:table-cell office:value-type="float" office:value="584934">
                <text:p>58493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6cm" svg:y="3.755cm" chart:style-name="ch2"/>
        <chart:plot-area chart:style-name="ch3" table:cell-range-address="Foglio3.A5:Foglio3.D5 Foglio3.B1:Foglio3.D1" chart:data-source-has-labels="both" svg:x="0.77cm" svg:y="0.855cm" svg:width="12.696cm" svg:height="7.545cm">
          <chartooo:coordinate-region svg:x="2.132cm" svg:y="1.055cm" svg:width="11.334cm" svg:height="6.698cm"/>
          <chart:axis chart:dimension="x" chart:name="primary-x" chart:style-name="ch4">
            <chart:categories table:cell-range-address="Foglio3.A5:Foglio3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3.B5:Foglio3.B5" chart:label-cell-address="Foglio3.B1:Foglio3.B1" chart:class="chart:bar">
            <chart:data-point/>
          </chart:series>
          <chart:series chart:style-name="ch8" chart:values-cell-range-address="Foglio3.C5:Foglio3.C5" chart:label-cell-address="Foglio3.C1:Foglio3.C1" chart:class="chart:bar">
            <chart:data-point/>
          </chart:series>
          <chart:series chart:style-name="ch9" chart:values-cell-range-address="Foglio3.D5:Foglio3.D5" chart:label-cell-address="Foglio3.D1:Foglio3.D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ver</text:p>
                <draw:g>
                  <svg:desc>Foglio3.B1:Foglio3.B1</svg:desc>
                </draw:g>
              </table:table-cell>
              <table:table-cell office:value-type="string">
                <text:p>gwan</text:p>
                <draw:g>
                  <svg:desc>Foglio3.C1:Foglio3.C1</svg:desc>
                </draw:g>
              </table:table-cell>
              <table:table-cell office:value-type="string">
                <text:p>nginx</text:p>
                <draw:g>
                  <svg:desc>Foglio3.D1:Foglio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ebSocketMain.swf</text:p>
                <draw:g>
                  <svg:desc>Foglio3.A5:Foglio3.A5</svg:desc>
                </draw:g>
              </table:table-cell>
              <table:table-cell office:value-type="float" office:value="741842">
                <text:p>741842</text:p>
                <draw:g>
                  <svg:desc>Foglio3.B5:Foglio3.B5</svg:desc>
                </draw:g>
              </table:table-cell>
              <table:table-cell office:value-type="float" office:value="213331">
                <text:p>213331</text:p>
                <draw:g>
                  <svg:desc>Foglio3.C5:Foglio3.C5</svg:desc>
                </draw:g>
              </table:table-cell>
              <table:table-cell office:value-type="float" office:value="652644">
                <text:p>652644</text:p>
                <draw:g>
                  <svg:desc>Foglio3.D5:Foglio3.D5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6cm" svg:y="3.755cm" chart:style-name="ch2"/>
        <chart:plot-area chart:style-name="ch3" table:cell-range-address="Foglio1.A5:Foglio1.D5 Foglio1.B1:Foglio1.D1" chart:data-source-has-labels="both" svg:x="0.77cm" svg:y="0.855cm" svg:width="12.696cm" svg:height="7.545cm">
          <chartooo:coordinate-region svg:x="1.762cm" svg:y="1.055cm" svg:width="11.704cm" svg:height="6.698cm"/>
          <chart:axis chart:dimension="x" chart:name="primary-x" chart:style-name="ch4">
            <chart:categories table:cell-range-address="Foglio1.A5:Foglio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B5:Foglio1.B5" chart:label-cell-address="Foglio1.B1:Foglio1.B1" chart:class="chart:bar">
            <chart:data-point/>
          </chart:series>
          <chart:series chart:style-name="ch8" chart:values-cell-range-address="Foglio1.C5:Foglio1.C5" chart:label-cell-address="Foglio1.C1:Foglio1.C1" chart:class="chart:bar">
            <chart:data-point/>
          </chart:series>
          <chart:series chart:style-name="ch9" chart:values-cell-range-address="Foglio1.D5:Foglio1.D5" chart:label-cell-address="Foglio1.D1:Foglio1.D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ver</text:p>
                <draw:g>
                  <svg:desc>Foglio1.B1:Foglio1.B1</svg:desc>
                </draw:g>
              </table:table-cell>
              <table:table-cell office:value-type="string">
                <text:p>gwan</text:p>
                <draw:g>
                  <svg:desc>Foglio1.C1:Foglio1.C1</svg:desc>
                </draw:g>
              </table:table-cell>
              <table:table-cell office:value-type="string">
                <text:p>nginx</text:p>
                <draw:g>
                  <svg:desc>Foglio1.D1:Foglio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ebSocketMain.swf</text:p>
                <draw:g>
                  <svg:desc>Foglio1.A5:Foglio1.A5</svg:desc>
                </draw:g>
              </table:table-cell>
              <table:table-cell office:value-type="float" office:value="7973">
                <text:p>7973</text:p>
                <draw:g>
                  <svg:desc>Foglio1.B5:Foglio1.B5</svg:desc>
                </draw:g>
              </table:table-cell>
              <table:table-cell office:value-type="float" office:value="6193">
                <text:p>6193</text:p>
                <draw:g>
                  <svg:desc>Foglio1.C5:Foglio1.C5</svg:desc>
                </draw:g>
              </table:table-cell>
              <table:table-cell office:value-type="float" office:value="4596">
                <text:p>4596</text:p>
                <draw:g>
                  <svg:desc>Foglio1.D5:Foglio1.D5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6cm" svg:y="3.755cm" chart:style-name="ch2"/>
        <chart:plot-area chart:style-name="ch3" table:cell-range-address="Foglio2.A5:Foglio2.D5 Foglio1.B1:Foglio1.D1" chart:data-source-has-labels="both" svg:x="0.77cm" svg:y="0.855cm" svg:width="12.696cm" svg:height="7.545cm">
          <chartooo:coordinate-region svg:x="1.762cm" svg:y="1.055cm" svg:width="11.704cm" svg:height="6.698cm"/>
          <chart:axis chart:dimension="x" chart:name="primary-x" chart:style-name="ch4">
            <chart:categories table:cell-range-address="Foglio2.A5:Foglio2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2.B5:Foglio2.B5" chart:label-cell-address="Foglio1.B1:Foglio1.B1" chart:class="chart:bar">
            <chart:data-point/>
          </chart:series>
          <chart:series chart:style-name="ch8" chart:values-cell-range-address="Foglio2.C5:Foglio2.C5" chart:label-cell-address="Foglio1.C1:Foglio1.C1" chart:class="chart:bar">
            <chart:data-point/>
          </chart:series>
          <chart:series chart:style-name="ch9" chart:values-cell-range-address="Foglio2.D5:Foglio2.D5" chart:label-cell-address="Foglio1.D1:Foglio1.D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ver</text:p>
                <draw:g>
                  <svg:desc>Foglio1.B1:Foglio1.B1</svg:desc>
                </draw:g>
              </table:table-cell>
              <table:table-cell office:value-type="string">
                <text:p>gwan</text:p>
                <draw:g>
                  <svg:desc>Foglio1.C1:Foglio1.C1</svg:desc>
                </draw:g>
              </table:table-cell>
              <table:table-cell office:value-type="string">
                <text:p>nginx</text:p>
                <draw:g>
                  <svg:desc>Foglio1.D1:Foglio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ebSocketMain.swf</text:p>
                <draw:g>
                  <svg:desc>Foglio2.A5:Foglio2.A5</svg:desc>
                </draw:g>
              </table:table-cell>
              <table:table-cell office:value-type="float" office:value="6915">
                <text:p>6915</text:p>
                <draw:g>
                  <svg:desc>Foglio2.B5:Foglio2.B5</svg:desc>
                </draw:g>
              </table:table-cell>
              <table:table-cell office:value-type="float" office:value="0">
                <text:p>0</text:p>
                <draw:g>
                  <svg:desc>Foglio2.C5:Foglio2.C5</svg:desc>
                </draw:g>
              </table:table-cell>
              <table:table-cell office:value-type="float" office:value="5114">
                <text:p>5114</text:p>
                <draw:g>
                  <svg:desc>Foglio2.D5:Foglio2.D5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8.998cm" xlink:href=".." xlink:type="simple" chart:class="chart:bar" chart:style-name="ch1">
        <chart:title svg:x="5.51cm" svg:y="0.315cm" chart:style-name="ch2">
          <text:p>Localhost - No KeepAlive</text:p>
        </chart:title>
        <chart:subtitle svg:x="3.552cm" svg:y="1.273cm" chart:style-name="ch3">
          <text:p>average request for second - concurrency (1-1000)</text:p>
        </chart:subtitle>
        <chart:legend chart:legend-position="end" svg:x="14.109cm" svg:y="3.754cm" chart:style-name="ch4"/>
        <chart:plot-area chart:style-name="ch5" table:cell-range-address="Foglio4.A1:Foglio4.D4" chart:data-source-has-labels="both" svg:x="0.77cm" svg:y="2.314cm" svg:width="12.699cm" svg:height="6.085cm">
          <chartooo:coordinate-region svg:x="2.132cm" svg:y="2.513cm" svg:width="11.337cm" svg:height="5.239cm"/>
          <chart:axis chart:dimension="x" chart:name="primary-x" chart:style-name="ch6">
            <chart:categories table:cell-range-address="Foglio4.A2:Foglio4.A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oglio4.B2:Foglio4.B4" chart:label-cell-address="Foglio4.B1:Foglio4.B1" chart:class="chart:bar">
            <chart:data-point chart:repeated="3"/>
          </chart:series>
          <chart:series chart:style-name="ch10" chart:values-cell-range-address="Foglio4.C2:Foglio4.C4" chart:label-cell-address="Foglio4.C1:Foglio4.C1" chart:class="chart:bar">
            <chart:data-point chart:repeated="3"/>
          </chart:series>
          <chart:series chart:style-name="ch11" chart:values-cell-range-address="Foglio4.D2:Foglio4.D4" chart:label-cell-address="Foglio4.D1:Foglio4.D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ver</text:p>
                <draw:g>
                  <svg:desc>Foglio4.B1:Foglio4.B1</svg:desc>
                </draw:g>
              </table:table-cell>
              <table:table-cell office:value-type="string">
                <text:p>gwan</text:p>
                <draw:g>
                  <svg:desc>Foglio4.C1:Foglio4.C1</svg:desc>
                </draw:g>
              </table:table-cell>
              <table:table-cell office:value-type="string">
                <text:p>nginx</text:p>
                <draw:g>
                  <svg:desc>Foglio4.D1:Foglio4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.html</text:p>
                <draw:g>
                  <svg:desc>Foglio4.A2:Foglio4.A4</svg:desc>
                </draw:g>
              </table:table-cell>
              <table:table-cell office:value-type="float" office:value="830493">
                <text:p>830493</text:p>
                <draw:g>
                  <svg:desc>Foglio4.B2:Foglio4.B4</svg:desc>
                </draw:g>
              </table:table-cell>
              <table:table-cell office:value-type="float" office:value="615798">
                <text:p>615798</text:p>
                <draw:g>
                  <svg:desc>Foglio4.C2:Foglio4.C4</svg:desc>
                </draw:g>
              </table:table-cell>
              <table:table-cell office:value-type="float" office:value="634821">
                <text:p>634821</text:p>
                <draw:g>
                  <svg:desc>Foglio4.D2:Foglio4.D4</svg:desc>
                </draw:g>
              </table:table-cell>
            </table:table-row>
            <table:table-row>
              <table:table-cell office:value-type="string">
                <text:p>1000.html</text:p>
              </table:table-cell>
              <table:table-cell office:value-type="float" office:value="828837">
                <text:p>828837</text:p>
              </table:table-cell>
              <table:table-cell office:value-type="float" office:value="614002">
                <text:p>614002</text:p>
              </table:table-cell>
              <table:table-cell office:value-type="float" office:value="619080">
                <text:p>619080</text:p>
              </table:table-cell>
            </table:table-row>
            <table:table-row>
              <table:table-cell office:value-type="string">
                <text:p>Hello {name}</text:p>
              </table:table-cell>
              <table:table-cell office:value-type="float" office:value="839392">
                <text:p>839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6cm" svg:y="3.755cm" chart:style-name="ch2"/>
        <chart:plot-area chart:style-name="ch3" table:cell-range-address="Foglio2.A5:Foglio2.A5 Foglio1.B1:Foglio1.D1 Foglio4.B5:Foglio4.D5" chart:data-source-has-labels="both" svg:x="0.77cm" svg:y="0.855cm" svg:width="12.696cm" svg:height="7.545cm">
          <chartooo:coordinate-region svg:x="2.132cm" svg:y="1.055cm" svg:width="11.334cm" svg:height="6.698cm"/>
          <chart:axis chart:dimension="x" chart:name="primary-x" chart:style-name="ch4">
            <chart:categories table:cell-range-address="Foglio2.A5:Foglio2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4.B5:Foglio4.B5" chart:label-cell-address="Foglio1.B1:Foglio1.B1" chart:class="chart:bar">
            <chart:data-point/>
          </chart:series>
          <chart:series chart:style-name="ch8" chart:values-cell-range-address="Foglio4.C5:Foglio4.C5" chart:label-cell-address="Foglio1.C1:Foglio1.C1" chart:class="chart:bar">
            <chart:data-point/>
          </chart:series>
          <chart:series chart:style-name="ch9" chart:values-cell-range-address="Foglio4.D5:Foglio4.D5" chart:label-cell-address="Foglio1.D1:Foglio1.D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ver</text:p>
                <draw:g>
                  <svg:desc>Foglio1.B1:Foglio1.B1</svg:desc>
                </draw:g>
              </table:table-cell>
              <table:table-cell office:value-type="string">
                <text:p>gwan</text:p>
                <draw:g>
                  <svg:desc>Foglio1.C1:Foglio1.C1</svg:desc>
                </draw:g>
              </table:table-cell>
              <table:table-cell office:value-type="string">
                <text:p>nginx</text:p>
                <draw:g>
                  <svg:desc>Foglio1.D1:Foglio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ebSocketMain.swf</text:p>
                <draw:g>
                  <svg:desc>Foglio2.A5:Foglio2.A5</svg:desc>
                </draw:g>
              </table:table-cell>
              <table:table-cell office:value-type="float" office:value="468564">
                <text:p>468564</text:p>
                <draw:g>
                  <svg:desc>Foglio4.B5:Foglio4.B5</svg:desc>
                </draw:g>
              </table:table-cell>
              <table:table-cell office:value-type="float" office:value="162614">
                <text:p>162614</text:p>
                <draw:g>
                  <svg:desc>Foglio4.C5:Foglio4.C5</svg:desc>
                </draw:g>
              </table:table-cell>
              <table:table-cell office:value-type="float" office:value="380048">
                <text:p>380048</text:p>
                <draw:g>
                  <svg:desc>Foglio4.D5:Foglio4.D5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